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96mm" fo:break-before="auto" style:use-optimal-row-height="true"/>
    </style:style>
    <style:style style:name="ro3" style:family="table-row">
      <style:table-row-properties style:row-height="43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5"/>
    <style:style style:name="ce2" style:family="table-cell" style:parent-style-name="Default">
      <style:text-properties style:font-name="Liberation Sans" style:font-name-asian="AR PL SungtiL GB" style:font-name-complex="FreeSans"/>
    </style:style>
    <style:style style:name="ce6" style:family="table-cell" style:parent-style-name="Default" style:data-style-name="N105">
      <style:text-properties style:font-name="Liberation Sans" style:font-name-asian="AR PL SungtiL GB" style:font-name-complex="FreeSans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DejaVu Sans Mono" fo:font-size="11.5pt" fo:language="none" fo:country="none" fo:font-style="normal" fo:text-shadow="none" style:text-underline-style="none" style:text-underline-mode="continuous" style:text-overline-mode="continuous" style:text-line-through-mode="continuous" style:font-size-asian="11.5pt" style:language-asian="none" style:country-asian="none" style:font-style-asian="normal" style:font-size-complex="11.5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11.5pt" fo:language="none" fo:country="none" fo:font-style="normal" fo:text-shadow="none" style:text-underline-style="none" style:text-underline-mode="continuous" style:text-overline-mode="continuous" style:text-line-through-mode="continuous" style:font-size-asian="11.5pt" style:language-asian="none" style:country-asian="none" style:font-style-asian="normal" style:font-size-complex="11.5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style:font-size-complex="11.5pt" fo:color="#ff8100" style:font-weight-complex="bold" fo:font-size="11.5pt" style:font-style-asian="normal" fo:font-style="normal" fo:font-weight="bold" style:font-name="DejaVu Sans Mono" style:font-weight-asian="bold" style:font-size-asian="11.5pt" style:font-style-complex="normal" style:font-name-complex="DejaVu Sans Mono" style:font-name-asian="DejaVu Sans Mono"/>
    </style:style>
    <style:style style:name="T2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fo:color="#bdcddb" style:font-weight-complex="normal"/>
    </style:style>
    <style:style style:name="T3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style:font-weight-complex="normal" fo:color="#a9b7c6"/>
    </style:style>
    <style:style style:name="T4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style:font-weight-complex="normal" fo:color="#6897bb"/>
    </style:style>
    <style:style style:name="T5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style:font-weight-complex="normal" fo:color="#cc7832"/>
    </style:style>
    <style:style style:name="T6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ff8100" style:font-weight-asian="bold" style:font-weight-complex="bold" fo:font-weight="bold"/>
    </style:style>
    <style:style style:name="T7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asian="normal" style:font-weight-complex="normal" fo:color="#bdcddb"/>
    </style:style>
    <style:style style:name="T8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bold" fo:font-weight="bold" style:font-weight-complex="bold" fo:color="#ff8100"/>
    </style:style>
    <style:style style:name="T9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bdcddb" style:font-weight-complex="normal" style:font-weight-asian="normal" fo:font-weight="normal"/>
    </style:style>
    <style:style style:name="T10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style:font-weight-asian="normal" fo:font-weight="normal" fo:color="#a9b7c6"/>
    </style:style>
    <style:style style:name="T11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style:font-weight-asian="normal" fo:font-weight="normal" fo:color="#6897bb"/>
    </style:style>
    <style:style style:name="T12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style:font-weight-asian="normal" fo:font-weight="normal" fo:color="#cc7832"/>
    </style:style>
    <style:style style:name="T13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bold" fo:color="#ff8100" style:font-weight-asian="bold" style:font-weight-complex="bold"/>
    </style:style>
    <style:style style:name="T14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bdcddb" fo:font-weight="normal" style:font-weight-complex="normal" style:font-weight-asian="normal"/>
    </style:style>
    <style:style style:name="T15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complex="normal" style:font-weight-asian="normal" fo:color="#a9b7c6"/>
    </style:style>
    <style:style style:name="T16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complex="normal" style:font-weight-asian="normal" fo:color="#6897bb"/>
    </style:style>
    <style:style style:name="T17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normal" style:font-weight-complex="normal" style:font-weight-asian="normal" fo:color="#cc7832"/>
    </style:style>
    <style:style style:name="T18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bold" fo:font-weight="bold" style:font-weight-asian="bold" fo:color="#ff8100"/>
    </style:style>
    <style:style style:name="T19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color="#bdcddb" style:font-weight-asian="normal" fo:font-weight="normal"/>
    </style:style>
    <style:style style:name="T20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ff8100" style:font-weight-asian="bold" fo:font-weight="bold" style:font-weight-complex="bold"/>
    </style:style>
    <style:style style:name="T21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bold" fo:font-weight="bold" fo:color="#ff8100" style:font-weight-asian="bold"/>
    </style:style>
    <style:style style:name="T22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font-weight="normal" fo:color="#bdcddb" style:font-weight-complex="normal"/>
    </style:style>
    <style:style style:name="T23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font-weight="normal" style:font-weight-complex="normal" fo:color="#a9b7c6"/>
    </style:style>
    <style:style style:name="T24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font-weight="normal" style:font-weight-complex="normal" fo:color="#6897bb"/>
    </style:style>
    <style:style style:name="T25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font-weight="normal" style:font-weight-complex="normal" fo:color="#cc7832"/>
    </style:style>
    <style:style style:name="T26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bold" fo:color="#ff8100" fo:font-weight="bold" style:font-weight-complex="bold"/>
    </style:style>
    <style:style style:name="T27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font-weight="normal" style:font-weight-asian="normal" fo:color="#bdcddb"/>
    </style:style>
    <style:style style:name="T28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font-weight="normal" style:font-weight-asian="normal" fo:color="#a9b7c6"/>
    </style:style>
    <style:style style:name="T29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font-weight="normal" style:font-weight-asian="normal" fo:color="#6897bb"/>
    </style:style>
    <style:style style:name="T30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complex="normal" fo:font-weight="normal" style:font-weight-asian="normal" fo:color="#cc7832"/>
    </style:style>
    <style:style style:name="T31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font-weight="bold" style:font-weight-asian="bold" fo:color="#ff8100" style:font-weight-complex="bold"/>
    </style:style>
    <style:style style:name="T32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style:font-weight-asian="normal" fo:color="#bdcddb" fo:font-weight="normal" style:font-weight-complex="normal"/>
    </style:style>
    <style:style style:name="T33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ff8100" fo:font-weight="bold" style:font-weight-asian="bold" style:font-weight-complex="bold"/>
    </style:style>
    <style:style style:name="T34" style:family="text">
      <style:text-properties style:font-size-complex="11.5pt" fo:font-size="11.5pt" style:font-style-asian="normal" fo:font-style="normal" style:font-name="DejaVu Sans Mono" style:font-size-asian="11.5pt" style:font-style-complex="normal" style:font-name-complex="DejaVu Sans Mono" style:font-name-asian="DejaVu Sans Mono" fo:color="#bdcddb" fo:font-weight="normal" style:font-weight-asian="normal" style:font-weight-complex="normal"/>
    </style:style>
    <style:style style:name="T35" style:family="text">
      <style:text-properties fo:color="#ff8100" style:font-size-asian="11.5pt" style:font-style-asian="normal" style:font-size-complex="11.5pt" fo:font-weight="bold" fo:font-style="normal" style:font-name-asian="DejaVu Sans Mono" fo:font-size="11.5pt" style:font-name-complex="DejaVu Sans Mono" style:font-style-complex="normal" style:font-name="DejaVu Sans Mono" style:font-weight-asian="bold" style:font-weight-complex="bold"/>
    </style:style>
    <style:style style:name="T36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color="#bdcddb" fo:font-weight="normal" style:font-weight-asian="normal"/>
    </style:style>
    <style:style style:name="T37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font-weight="normal" style:font-weight-asian="normal" fo:color="#a9b7c6"/>
    </style:style>
    <style:style style:name="T38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font-weight="normal" style:font-weight-asian="normal" fo:color="#6897bb"/>
    </style:style>
    <style:style style:name="T39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font-weight="normal" style:font-weight-asian="normal" fo:color="#cc7832"/>
    </style:style>
    <style:style style:name="T40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ff8100" style:font-weight-asian="bold" style:font-weight-complex="bold" fo:font-weight="bold"/>
    </style:style>
    <style:style style:name="T41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complex="normal" fo:color="#bdcddb" style:font-weight-asian="normal"/>
    </style:style>
    <style:style style:name="T42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complex="normal" style:font-weight-asian="normal" fo:color="#a9b7c6"/>
    </style:style>
    <style:style style:name="T43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complex="normal" style:font-weight-asian="normal" fo:color="#6897bb"/>
    </style:style>
    <style:style style:name="T44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complex="normal" style:font-weight-asian="normal" fo:color="#cc7832"/>
    </style:style>
    <style:style style:name="T45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ff8100" style:font-weight-asian="bold" fo:font-weight="bold" style:font-weight-complex="bold"/>
    </style:style>
    <style:style style:name="T46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font-weight="normal" style:font-weight-complex="normal" fo:color="#bdcddb"/>
    </style:style>
    <style:style style:name="T47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font-weight="normal" style:font-weight-complex="normal" fo:color="#a9b7c6"/>
    </style:style>
    <style:style style:name="T48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font-weight="normal" style:font-weight-complex="normal" fo:color="#6897bb"/>
    </style:style>
    <style:style style:name="T49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font-weight="normal" style:font-weight-complex="normal" fo:color="#cc7832"/>
    </style:style>
    <style:style style:name="T50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asian="normal" style:font-weight-complex="normal" fo:color="#bdcddb"/>
    </style:style>
    <style:style style:name="T51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asian="normal" style:font-weight-complex="normal" fo:color="#a9b7c6"/>
    </style:style>
    <style:style style:name="T52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asian="normal" style:font-weight-complex="normal" fo:color="#6897bb"/>
    </style:style>
    <style:style style:name="T53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asian="normal" style:font-weight-complex="normal" fo:color="#cc7832"/>
    </style:style>
    <style:style style:name="T54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bold" fo:color="#ff8100" fo:font-weight="bold" style:font-weight-asian="bold"/>
    </style:style>
    <style:style style:name="T55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style:font-weight-complex="normal" fo:font-weight="normal" fo:color="#bdcddb"/>
    </style:style>
    <style:style style:name="T56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style:font-weight-complex="normal" fo:font-weight="normal" fo:color="#a9b7c6"/>
    </style:style>
    <style:style style:name="T57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style:font-weight-complex="normal" fo:font-weight="normal" fo:color="#6897bb"/>
    </style:style>
    <style:style style:name="T58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style:font-weight-complex="normal" fo:font-weight="normal" fo:color="#cc7832"/>
    </style:style>
    <style:style style:name="T59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bold" style:font-weight-asian="bold" fo:color="#ff8100" fo:font-weight="bold"/>
    </style:style>
    <style:style style:name="T60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color="#bdcddb" style:font-weight-asian="normal" fo:font-weight="normal"/>
    </style:style>
    <style:style style:name="T61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style:font-weight-asian="normal" fo:font-weight="normal" fo:color="#a9b7c6"/>
    </style:style>
    <style:style style:name="T62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style:font-weight-asian="normal" fo:font-weight="normal" fo:color="#6897bb"/>
    </style:style>
    <style:style style:name="T63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style:font-weight-asian="normal" fo:font-weight="normal" fo:color="#cc7832"/>
    </style:style>
    <style:style style:name="T64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bold" fo:color="#ff8100" style:font-weight-complex="bold" style:font-weight-asian="bold"/>
    </style:style>
    <style:style style:name="T65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bdcddb" style:font-weight-complex="normal" style:font-weight-asian="normal" fo:font-weight="normal"/>
    </style:style>
    <style:style style:name="T66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bold" style:font-weight-asian="bold" fo:color="#ff8100" style:font-weight-complex="bold"/>
    </style:style>
    <style:style style:name="T67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color="#bdcddb" fo:font-weight="normal" style:font-weight-complex="normal"/>
    </style:style>
    <style:style style:name="T68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ff8100" fo:font-weight="bold" style:font-weight-asian="bold" style:font-weight-complex="bold"/>
    </style:style>
    <style:style style:name="T69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bdcddb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Voraz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ProgDin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RamPoda(Int)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RamPoda (Real)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1000A</text:p>
          </table:table-cell>
          <table:table-cell table:style-name="Default" office:value-type="float" office:value="0.000249734" calcext:value-type="float">
            <text:p>0,000249734</text:p>
          </table:table-cell>
          <table:table-cell office:value-type="float" office:value="12803.3" calcext:value-type="float">
            <text:p>12803,3</text:p>
          </table:table-cell>
          <table:table-cell/>
          <table:table-cell table:style-name="ce3" office:value-type="float" office:value="0.052043233" calcext:value-type="float">
            <text:p>0,0520</text:p>
          </table:table-cell>
          <table:table-cell office:value-type="float" office:value="13165.8" calcext:value-type="float">
            <text:p>13165,8</text:p>
          </table:table-cell>
          <table:table-cell/>
          <table:table-cell table:style-name="ce3" office:value-type="float" office:value="0.060237667" calcext:value-type="float">
            <text:p>0,0602</text:p>
          </table:table-cell>
          <table:table-cell office:value-type="float" office:value="13165.8" calcext:value-type="float">
            <text:p>13165,8</text:p>
          </table:table-cell>
          <table:table-cell/>
          <table:table-cell table:style-name="ce3" office:value-type="float" office:value="0.017049" calcext:value-type="float">
            <text:p>0,0170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 office:value-type="string" calcext:value-type="string">
            <text:p>1000B</text:p>
          </table:table-cell>
          <table:table-cell table:style-name="Default" office:value-type="float" office:value="0.000261837" calcext:value-type="float">
            <text:p>0,000261837</text:p>
          </table:table-cell>
          <table:table-cell table:style-name="ce1" office:value-type="float" office:value="12445.7" calcext:value-type="float">
            <text:p>12445,7</text:p>
          </table:table-cell>
          <table:table-cell/>
          <table:table-cell table:style-name="ce3" office:value-type="float" office:value="0.051152667" calcext:value-type="float">
            <text:p>0,0512</text:p>
          </table:table-cell>
          <table:table-cell office:value-type="float" office:value="12972.5" calcext:value-type="float">
            <text:p>12972,5</text:p>
          </table:table-cell>
          <table:table-cell/>
          <table:table-cell table:style-name="ce3" office:value-type="float" office:value="0.064383" calcext:value-type="float">
            <text:p>0,0644</text:p>
          </table:table-cell>
          <table:table-cell office:value-type="float" office:value="12972.5" calcext:value-type="float">
            <text:p>12972,5</text:p>
          </table:table-cell>
          <table:table-cell/>
          <table:table-cell table:style-name="ce3" office:value-type="float" office:value="0.0130086" calcext:value-type="float">
            <text:p>0,0130</text:p>
          </table:table-cell>
          <table:table-cell office:value-type="float" office:value="12444.5" calcext:value-type="float">
            <text:p>12444,5</text:p>
          </table:table-cell>
        </table:table-row>
        <table:table-row table:style-name="ro1">
          <table:table-cell office:value-type="string" calcext:value-type="string">
            <text:p>1000C</text:p>
          </table:table-cell>
          <table:table-cell table:style-name="Default" office:value-type="float" office:value="0.000251872" calcext:value-type="float">
            <text:p>0,000251872</text:p>
          </table:table-cell>
          <table:table-cell office:value-type="float" office:value="12905.5" calcext:value-type="float">
            <text:p>12905,5</text:p>
          </table:table-cell>
          <table:table-cell/>
          <table:table-cell table:style-name="ce3" office:value-type="float" office:value="0.0511112" calcext:value-type="float">
            <text:p>0,0511</text:p>
          </table:table-cell>
          <table:table-cell office:value-type="float" office:value="13647.5" calcext:value-type="float">
            <text:p>13647,5</text:p>
          </table:table-cell>
          <table:table-cell/>
          <table:table-cell table:style-name="ce3" office:value-type="float" office:value="0.0632478" calcext:value-type="float">
            <text:p>0,0632</text:p>
          </table:table-cell>
          <table:table-cell office:value-type="float" office:value="13647.5" calcext:value-type="float">
            <text:p>13647,5</text:p>
          </table:table-cell>
          <table:table-cell/>
          <table:table-cell table:style-name="ce3" office:value-type="float" office:value="0.0109592" calcext:value-type="float">
            <text:p>0,0110</text:p>
          </table:table-cell>
          <table:table-cell office:value-type="float" office:value="12904.1" calcext:value-type="float">
            <text:p>12904,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</table:table-row>
        <table:table-row table:style-name="ro1">
          <table:table-cell office:value-type="string" calcext:value-type="string">
            <text:p>100000A</text:p>
          </table:table-cell>
          <table:table-cell table:style-name="Default" office:value-type="float" office:value="0.042171933" calcext:value-type="float">
            <text:p>0,042171933</text:p>
          </table:table-cell>
          <table:table-cell office:value-type="float" office:value="128475" calcext:value-type="float">
            <text:p>128475</text:p>
          </table:table-cell>
          <table:table-cell/>
          <table:table-cell table:style-name="ce3" office:value-type="float" office:value="5.45513" calcext:value-type="float">
            <text:p>5,4551</text:p>
          </table:table-cell>
          <table:table-cell office:value-type="float" office:value="159232" calcext:value-type="float">
            <text:p>159232</text:p>
          </table:table-cell>
          <table:table-cell/>
          <table:table-cell table:style-name="ce3" office:value-type="float" office:value="5.60103" calcext:value-type="float">
            <text:p>5,6010</text:p>
          </table:table-cell>
          <table:table-cell office:value-type="float" office:value="159232" calcext:value-type="float">
            <text:p>159232</text:p>
          </table:table-cell>
          <table:table-cell/>
          <table:table-cell table:style-name="ce3" office:value-type="float" office:value="38.5951" calcext:value-type="float">
            <text:p>38,5951</text:p>
          </table:table-cell>
          <table:table-cell office:value-type="float" office:value="128474" calcext:value-type="float">
            <text:p>128474</text:p>
          </table:table-cell>
        </table:table-row>
        <table:table-row table:style-name="ro1">
          <table:table-cell office:value-type="string" calcext:value-type="string">
            <text:p>100000B</text:p>
          </table:table-cell>
          <table:table-cell table:style-name="Default" office:value-type="float" office:value="0.0421377" calcext:value-type="float">
            <text:p>0,0421377</text:p>
          </table:table-cell>
          <table:table-cell office:value-type="float" office:value="133659" calcext:value-type="float">
            <text:p>133659</text:p>
          </table:table-cell>
          <table:table-cell/>
          <table:table-cell table:style-name="ce3" office:value-type="float" office:value="5.43817" calcext:value-type="float">
            <text:p>5,4382</text:p>
          </table:table-cell>
          <table:table-cell office:value-type="float" office:value="156013" calcext:value-type="float">
            <text:p>156013</text:p>
          </table:table-cell>
          <table:table-cell/>
          <table:table-cell table:style-name="ce3" office:value-type="float" office:value="5.50772" calcext:value-type="float">
            <text:p>5,5077</text:p>
          </table:table-cell>
          <table:table-cell office:value-type="float" office:value="156013" calcext:value-type="float">
            <text:p>156013</text:p>
          </table:table-cell>
          <table:table-cell/>
          <table:table-cell table:style-name="ce3" office:value-type="float" office:value="66.7556" calcext:value-type="float">
            <text:p>66,7556</text:p>
          </table:table-cell>
          <table:table-cell office:value-type="float" office:value="133659" calcext:value-type="float">
            <text:p>133659</text:p>
          </table:table-cell>
        </table:table-row>
        <table:table-row table:style-name="ro1">
          <table:table-cell office:value-type="string" calcext:value-type="string">
            <text:p>100000C</text:p>
          </table:table-cell>
          <table:table-cell table:style-name="Default" office:value-type="float" office:value="0.042296433" calcext:value-type="float">
            <text:p>0,042296433</text:p>
          </table:table-cell>
          <table:table-cell office:value-type="float" office:value="129030" calcext:value-type="float">
            <text:p>129030</text:p>
          </table:table-cell>
          <table:table-cell/>
          <table:table-cell table:style-name="ce3" office:value-type="float" office:value="5.42873" calcext:value-type="float">
            <text:p>5,4287</text:p>
          </table:table-cell>
          <table:table-cell office:value-type="float" office:value="157786" calcext:value-type="float">
            <text:p>157786</text:p>
          </table:table-cell>
          <table:table-cell/>
          <table:table-cell table:style-name="ce3" office:value-type="float" office:value="5.50361" calcext:value-type="float">
            <text:p>5,5036</text:p>
          </table:table-cell>
          <table:table-cell office:value-type="float" office:value="157786" calcext:value-type="float">
            <text:p>157786</text:p>
          </table:table-cell>
          <table:table-cell/>
          <table:table-cell table:style-name="ce3" office:value-type="float" office:value="33.7666" calcext:value-type="float">
            <text:p>33,7666</text:p>
          </table:table-cell>
          <table:table-cell office:value-type="float" office:value="129029" calcext:value-type="float">
            <text:p>12902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000000A</text:p>
          </table:table-cell>
          <table:table-cell table:style-name="Default" office:value-type="float" office:value="0.460419333" calcext:value-type="float">
            <text:p>0,460419333</text:p>
          </table:table-cell>
          <table:table-cell office:value-type="float" office:value="410797" calcext:value-type="float">
            <text:p>410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0B</text:p>
          </table:table-cell>
          <table:table-cell table:style-name="Default" office:value-type="float" office:value="0.454218333" calcext:value-type="float">
            <text:p>0,454218333</text:p>
          </table:table-cell>
          <table:table-cell office:value-type="float" office:value="408655" calcext:value-type="float">
            <text:p>408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000C</text:p>
          </table:table-cell>
          <table:table-cell table:style-name="Default" office:value-type="float" office:value="0.45719" calcext:value-type="float">
            <text:p>0,45719</text:p>
          </table:table-cell>
          <table:table-cell office:value-type="float" office:value="407775" calcext:value-type="float">
            <text:p>407775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<text:span text:style-name="T35">const int </text:span><text:span text:style-name="T36">MAX_GENERACIONES </text:span><text:span text:style-name="T37">= </text:span><text:span text:style-name="T38">1000</text:span><text:span text:style-name="T39">;</text:span><text:span text:style-name="T40">const int </text:span><text:span text:style-name="T41">TAM_POBL </text:span><text:span text:style-name="T42">= </text:span><text:span text:style-name="T43">100</text:span><text:span text:style-name="T44">;</text:span><text:span text:style-name="T45">const int </text:span><text:span text:style-name="T46">TAM_ULT </text:span><text:span text:style-name="T47">= </text:span><text:span text:style-name="T48">10</text:span><text:span text:style-name="T49">;</text:span><text:span text:style-name="T45">const double </text:span><text:span text:style-name="T50">PROB_MUTACION </text:span><text:span text:style-name="T51">= </text:span><text:span text:style-name="T52">0.05</text:span><text:span text:style-name="T53">;</text:span><text:span text:style-name="T54">const double </text:span><text:span text:style-name="T55">PORC_MUTACION </text:span><text:span text:style-name="T56">= </text:span><text:span text:style-name="T57">0.01</text:span><text:span text:style-name="T58">;</text:span><text:span text:style-name="T59">const double </text:span><text:span text:style-name="T41">PROB_CRUCE </text:span><text:span text:style-name="T42">= </text:span><text:span text:style-name="T43">0.85</text:span><text:span text:style-name="T44">;</text:span><text:span text:style-name="T54">const double </text:span><text:span text:style-name="T60">PROB_ELITISMO </text:span><text:span text:style-name="T61">= </text:span><text:span text:style-name="T62">0.1</text:span><text:span text:style-name="T63">;</text:span><text:span text:style-name="T64">const double </text:span><text:span text:style-name="T65">PROB_1CUARTIL </text:span><text:span text:style-name="T61">= </text:span><text:span text:style-name="T62">0.5</text:span><text:span text:style-name="T63">;</text:span><text:span text:style-name="T66">const double </text:span><text:span text:style-name="T67">PROB_2CUARTIL </text:span><text:span text:style-name="T47">= </text:span><text:span text:style-name="T48">0.8</text:span><text:span text:style-name="T49">;</text:span><text:span text:style-name="T68">const double </text:span><text:span text:style-name="T69">PROB_3CUARTIL </text:span><text:span text:style-name="T51">= </text:span><text:span text:style-name="T52">0.95</text:span><text:span text:style-name="T53">;</text:span>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Genetico</text:p>
          </table:table-cell>
          <table:table-cell office:value-type="string" calcext:value-type="string">
            <text:p>Val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A</text:p>
          </table:table-cell>
          <table:table-cell table:style-name="Default" office:value-type="float" office:value="1.3657" calcext:value-type="float">
            <text:p>1,3657</text:p>
          </table:table-cell>
          <table:table-cell office:value-type="float" office:value="6365.26" calcext:value-type="float">
            <text:p>6365,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80386" calcext:value-type="float">
            <text:p>0,8804</text:p>
          </table:table-cell>
          <table:table-cell office:value-type="float" office:value="5698.52" calcext:value-type="float">
            <text:p>5698,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5099" calcext:value-type="float">
            <text:p>1,5510</text:p>
          </table:table-cell>
          <table:table-cell office:value-type="float" office:value="7309.02" calcext:value-type="float">
            <text:p>7309,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24554" calcext:value-type="float">
            <text:p>0,8246</text:p>
          </table:table-cell>
          <table:table-cell office:value-type="float" office:value="5592.46" calcext:value-type="float">
            <text:p>5592,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8257" calcext:value-type="float">
            <text:p>1,6826</text:p>
          </table:table-cell>
          <table:table-cell office:value-type="float" office:value="6509.06" calcext:value-type="float">
            <text:p>6509,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8599" calcext:value-type="float">
            <text:p>1,5860</text:p>
          </table:table-cell>
          <table:table-cell office:value-type="float" office:value="6647.46" calcext:value-type="float">
            <text:p>6647,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4314" calcext:value-type="float">
            <text:p>1,3431</text:p>
          </table:table-cell>
          <table:table-cell office:value-type="float" office:value="6935.55" calcext:value-type="float">
            <text:p>6935,5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.9354" calcext:value-type="float">
            <text:p>0,9354</text:p>
          </table:table-cell>
          <table:table-cell office:value-type="float" office:value="6224.15" calcext:value-type="float">
            <text:p>6224,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6424" calcext:value-type="float">
            <text:p>1,6642</text:p>
          </table:table-cell>
          <table:table-cell office:value-type="float" office:value="6948.62" calcext:value-type="float">
            <text:p>6948,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32457" calcext:value-type="float">
            <text:p>0,3325</text:p>
          </table:table-cell>
          <table:table-cell office:value-type="float" office:value="4644.46" calcext:value-type="float">
            <text:p>4644,46</text:p>
          </table:table-cell>
          <table:table-cell table:number-columns-repeated="9"/>
        </table:table-row>
        <table:table-row table:style-name="ro1">
          <table:table-cell/>
          <table:table-cell table:formula="of:=(SUM([.B17:.B26])/10)" office:value-type="float" office:value="1.2165427" calcext:value-type="float">
            <text:p>1,2165</text:p>
          </table:table-cell>
          <table:table-cell table:formula="of:=(SUM([.C17:.C26])/10)" office:value-type="float" office:value="6287.456" calcext:value-type="float">
            <text:p>6287,456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000B</text:p>
          </table:table-cell>
          <table:table-cell table:style-name="Default" office:value-type="float" office:value="1.70149" calcext:value-type="float">
            <text:p>1,70149</text:p>
          </table:table-cell>
          <table:table-cell office:value-type="float" office:value="7019.75" calcext:value-type="float">
            <text:p>7019,7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.451501" calcext:value-type="float">
            <text:p>0,451501</text:p>
          </table:table-cell>
          <table:table-cell office:value-type="float" office:value="4870.14" calcext:value-type="float">
            <text:p>4870,14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1.248" calcext:value-type="float">
            <text:p>1,248</text:p>
          </table:table-cell>
          <table:table-cell office:value-type="float" office:value="6470.11" calcext:value-type="float">
            <text:p>6470,11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.944146" calcext:value-type="float">
            <text:p>0,944146</text:p>
          </table:table-cell>
          <table:table-cell office:value-type="float" office:value="5456.98" calcext:value-type="float">
            <text:p>5456,9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1.70794" calcext:value-type="float">
            <text:p>1,70794</text:p>
          </table:table-cell>
          <table:table-cell office:value-type="float" office:value="6849.38" calcext:value-type="float">
            <text:p>6849,3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1.66833" calcext:value-type="float">
            <text:p>1,66833</text:p>
          </table:table-cell>
          <table:table-cell office:value-type="float" office:value="7066.49" calcext:value-type="float">
            <text:p>7066,49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1.69271" calcext:value-type="float">
            <text:p>1,69271</text:p>
          </table:table-cell>
          <table:table-cell office:value-type="float" office:value="6785.64" calcext:value-type="float">
            <text:p>6785,64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0.742284" calcext:value-type="float">
            <text:p>0,742284</text:p>
          </table:table-cell>
          <table:table-cell office:value-type="float" office:value="5186.24" calcext:value-type="float">
            <text:p>5186,24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1.47243" calcext:value-type="float">
            <text:p>1,47243</text:p>
          </table:table-cell>
          <table:table-cell office:value-type="float" office:value="6222.11" calcext:value-type="float">
            <text:p>6222,11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float" office:value="2.81764" calcext:value-type="float">
            <text:p>2,81764</text:p>
          </table:table-cell>
          <table:table-cell office:value-type="float" office:value="7136.79" calcext:value-type="float">
            <text:p>7136,79</text:p>
          </table:table-cell>
          <table:table-cell table:number-columns-repeated="9"/>
        </table:table-row>
        <table:table-row table:style-name="ro1">
          <table:table-cell/>
          <table:table-cell table:style-name="ce2" table:formula="of:=(SUM([.B29:.B38])/10)" office:value-type="float" office:value="1.4446471" calcext:value-type="float">
            <text:p>1,4446471</text:p>
          </table:table-cell>
          <table:table-cell table:formula="of:=(SUM([.C29:.C38])/10)" office:value-type="float" office:value="6306.363" calcext:value-type="float">
            <text:p>6306,363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000C</text:p>
          </table:table-cell>
          <table:table-cell office:value-type="float" office:value="1.61373" calcext:value-type="float">
            <text:p>1,6137</text:p>
          </table:table-cell>
          <table:table-cell office:value-type="float" office:value="6788.4" calcext:value-type="float">
            <text:p>6788,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7493" calcext:value-type="float">
            <text:p>1,6749</text:p>
          </table:table-cell>
          <table:table-cell office:value-type="float" office:value="7192.69" calcext:value-type="float">
            <text:p>7192,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52986" calcext:value-type="float">
            <text:p>0,9530</text:p>
          </table:table-cell>
          <table:table-cell office:value-type="float" office:value="5311.1" calcext:value-type="float">
            <text:p>5311,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64412" calcext:value-type="float">
            <text:p>2,6441</text:p>
          </table:table-cell>
          <table:table-cell office:value-type="float" office:value="8479.58" calcext:value-type="float">
            <text:p>8479,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8309" calcext:value-type="float">
            <text:p>1,9831</text:p>
          </table:table-cell>
          <table:table-cell office:value-type="float" office:value="7029.83" calcext:value-type="float">
            <text:p>7029,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7454" calcext:value-type="float">
            <text:p>1,8745</text:p>
          </table:table-cell>
          <table:table-cell office:value-type="float" office:value="6610.03" calcext:value-type="float">
            <text:p>6610,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2898" calcext:value-type="float">
            <text:p>1,9290</text:p>
          </table:table-cell>
          <table:table-cell office:value-type="float" office:value="7331.75" calcext:value-type="float">
            <text:p>7331,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22183" calcext:value-type="float">
            <text:p>0,7222</text:p>
          </table:table-cell>
          <table:table-cell office:value-type="float" office:value="5305.44" calcext:value-type="float">
            <text:p>5305,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1507" calcext:value-type="float">
            <text:p>1,3151</text:p>
          </table:table-cell>
          <table:table-cell office:value-type="float" office:value="6265.06" calcext:value-type="float">
            <text:p>6265,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4137" calcext:value-type="float">
            <text:p>1,8414</text:p>
          </table:table-cell>
          <table:table-cell office:value-type="float" office:value="7367.8" calcext:value-type="float">
            <text:p>7367,8</text:p>
          </table:table-cell>
          <table:table-cell table:number-columns-repeated="9"/>
        </table:table-row>
        <table:table-row table:style-name="ro1">
          <table:table-cell/>
          <table:table-cell table:formula="of:=(SUM([.B41:.B50])/10)" office:value-type="float" office:value="1.6550999" calcext:value-type="float">
            <text:p>1,6551</text:p>
          </table:table-cell>
          <table:table-cell table:formula="of:=(SUM([.C41:.C50])/10)" office:value-type="float" office:value="6768.168" calcext:value-type="float">
            <text:p>6768,168</text:p>
          </table:table-cell>
          <table:table-cell table:number-columns-repeated="9"/>
        </table:table-row>
        <table:table-row table:style-name="ro3">
          <table:table-cell/>
          <table:table-cell table:style-name="Default"/>
          <table:table-cell/>
          <table:table-cell table:style-name="ce8" office:value-type="string" calcext:value-type="string">
            <text:p><text:span text:style-name="T1">const int </text:span><text:span text:style-name="T2">MAX_GENERACIONES </text:span><text:span text:style-name="T3">= </text:span><text:span text:style-name="T4">2000</text:span><text:span text:style-name="T5">;</text:span><text:span text:style-name="T5"/><text:span text:style-name="T6">const int </text:span><text:span text:style-name="T7">TAM_POBL </text:span><text:span text:style-name="T3">= </text:span><text:span text:style-name="T4">100</text:span><text:span text:style-name="T5">;</text:span><text:span text:style-name="T5"/><text:span text:style-name="T8">const int </text:span><text:span text:style-name="T9">TAM_ULT </text:span><text:span text:style-name="T10">= </text:span><text:span text:style-name="T11">30</text:span><text:span text:style-name="T12">;</text:span><text:span text:style-name="T12"/><text:span text:style-name="T13">const double </text:span><text:span text:style-name="T14">PROB_MUTACION </text:span><text:span text:style-name="T15">= </text:span><text:span text:style-name="T16">0.05</text:span><text:span text:style-name="T17">;</text:span><text:span text:style-name="T17"/><text:span text:style-name="T18">const double </text:span><text:span text:style-name="T19">PORC_MUTACION </text:span><text:span text:style-name="T10">= </text:span><text:span text:style-name="T11">0.01</text:span><text:span text:style-name="T12">;</text:span><text:span text:style-name="T12"/><text:span text:style-name="T20">const double </text:span><text:span text:style-name="T9">PROB_CRUCE </text:span><text:span text:style-name="T10">= </text:span><text:span text:style-name="T11">0.95</text:span><text:span text:style-name="T12">;</text:span><text:span text:style-name="T12"/><text:span text:style-name="T21">const double </text:span><text:span text:style-name="T22">PROB_ELITISMO </text:span><text:span text:style-name="T23">= </text:span><text:span text:style-name="T24">0.05</text:span><text:span text:style-name="T25">;</text:span><text:span text:style-name="T25"/><text:span text:style-name="T26">const double </text:span><text:span text:style-name="T27">PROB_1CUARTIL </text:span><text:span text:style-name="T28">= </text:span><text:span text:style-name="T29">0.5</text:span><text:span text:style-name="T30">;</text:span><text:span text:style-name="T30"/><text:span text:style-name="T31">const double </text:span><text:span text:style-name="T32">PROB_2CUARTIL </text:span><text:span text:style-name="T23">= </text:span><text:span text:style-name="T24">0.8</text:span><text:span text:style-name="T25">;</text:span><text:span text:style-name="T25"/><text:span text:style-name="T33">const double </text:span><text:span text:style-name="T34">PROB_3CUARTIL </text:span><text:span text:style-name="T3">= </text:span><text:span text:style-name="T4">0.95</text:span><text:span text:style-name="T5">;</text:span>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Genetico</text:p>
          </table:table-cell>
          <table:table-cell office:value-type="string" calcext:value-type="string">
            <text:p>Val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A</text:p>
          </table:table-cell>
          <table:table-cell office:value-type="float" office:value="4.17775" calcext:value-type="float">
            <text:p>4,1778</text:p>
          </table:table-cell>
          <table:table-cell office:value-type="float" office:value="8404.04" calcext:value-type="float">
            <text:p>8404,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83699" calcext:value-type="float">
            <text:p>4,8370</text:p>
          </table:table-cell>
          <table:table-cell office:value-type="float" office:value="8083.7" calcext:value-type="float">
            <text:p>8083,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81334" calcext:value-type="float">
            <text:p>5,8133</text:p>
          </table:table-cell>
          <table:table-cell office:value-type="float" office:value="9103.2" calcext:value-type="float">
            <text:p>9103,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2265" calcext:value-type="float">
            <text:p>3,2265</text:p>
          </table:table-cell>
          <table:table-cell office:value-type="float" office:value="8385.36" calcext:value-type="float">
            <text:p>8385,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29549" calcext:value-type="float">
            <text:p>4,2955</text:p>
          </table:table-cell>
          <table:table-cell office:value-type="float" office:value="8745.99" calcext:value-type="float">
            <text:p>8745,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2247" calcext:value-type="float">
            <text:p>6,2247</text:p>
          </table:table-cell>
          <table:table-cell office:value-type="float" office:value="9080.07" calcext:value-type="float">
            <text:p>9080,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9271" calcext:value-type="float">
            <text:p>1,6927</text:p>
          </table:table-cell>
          <table:table-cell office:value-type="float" office:value="7163.77" calcext:value-type="float">
            <text:p>7163,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3283" calcext:value-type="float">
            <text:p>2,3283</text:p>
          </table:table-cell>
          <table:table-cell office:value-type="float" office:value="7437.2" calcext:value-type="float">
            <text:p>7437,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47777" calcext:value-type="float">
            <text:p>5,4778</text:p>
          </table:table-cell>
          <table:table-cell office:value-type="float" office:value="8840.18" calcext:value-type="float">
            <text:p>8840,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23569" calcext:value-type="float">
            <text:p>4,2357</text:p>
          </table:table-cell>
          <table:table-cell office:value-type="float" office:value="8303.36" calcext:value-type="float">
            <text:p>8303,36</text:p>
          </table:table-cell>
          <table:table-cell table:number-columns-repeated="9"/>
        </table:table-row>
        <table:table-row table:style-name="ro1">
          <table:table-cell/>
          <table:table-cell table:formula="of:=(SUM([.B54:.B63])/10)" office:value-type="float" office:value="4.230924" calcext:value-type="float">
            <text:p>4,2309</text:p>
          </table:table-cell>
          <table:table-cell table:formula="of:=(SUM([.C54:.C63])/10)" office:value-type="float" office:value="8354.687" calcext:value-type="float">
            <text:p>8354,68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000B</text:p>
          </table:table-cell>
          <table:table-cell office:value-type="float" office:value="5.95615" calcext:value-type="float">
            <text:p>5,9562</text:p>
          </table:table-cell>
          <table:table-cell office:value-type="float" office:value="8004.94" calcext:value-type="float">
            <text:p>8004,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5291" calcext:value-type="float">
            <text:p>5,5291</text:p>
          </table:table-cell>
          <table:table-cell office:value-type="float" office:value="8201.76" calcext:value-type="float">
            <text:p>8201,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44619" calcext:value-type="float">
            <text:p>4,4462</text:p>
          </table:table-cell>
          <table:table-cell office:value-type="float" office:value="7746.2" calcext:value-type="float">
            <text:p>7746,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24876" calcext:value-type="float">
            <text:p>5,2488</text:p>
          </table:table-cell>
          <table:table-cell office:value-type="float" office:value="9069.21" calcext:value-type="float">
            <text:p>9069,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6198" calcext:value-type="float">
            <text:p>2,6198</text:p>
          </table:table-cell>
          <table:table-cell office:value-type="float" office:value="7443.36" calcext:value-type="float">
            <text:p>7443,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83955" calcext:value-type="float">
            <text:p>6,8396</text:p>
          </table:table-cell>
          <table:table-cell office:value-type="float" office:value="9391.17" calcext:value-type="float">
            <text:p>9391,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95041" calcext:value-type="float">
            <text:p>2,9504</text:p>
          </table:table-cell>
          <table:table-cell office:value-type="float" office:value="7626.07" calcext:value-type="float">
            <text:p>7626,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5481" calcext:value-type="float">
            <text:p>3,5481</text:p>
          </table:table-cell>
          <table:table-cell office:value-type="float" office:value="8588.01" calcext:value-type="float">
            <text:p>8588,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23766" calcext:value-type="float">
            <text:p>4,2377</text:p>
          </table:table-cell>
          <table:table-cell office:value-type="float" office:value="8088.93" calcext:value-type="float">
            <text:p>8088,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76172" calcext:value-type="float">
            <text:p>4,7617</text:p>
          </table:table-cell>
          <table:table-cell office:value-type="float" office:value="8474.92" calcext:value-type="float">
            <text:p>8474,92</text:p>
          </table:table-cell>
          <table:table-cell table:number-columns-repeated="9"/>
        </table:table-row>
        <table:table-row table:style-name="ro1">
          <table:table-cell/>
          <table:table-cell table:style-name="ce6" table:formula="of:=(SUM([.B66:.B75])/10)" office:value-type="float" office:value="4.613744" calcext:value-type="float">
            <text:p>4,6137</text:p>
          </table:table-cell>
          <table:table-cell table:formula="of:=(SUM([.C66:.C75])/10)" office:value-type="float" office:value="8263.457" calcext:value-type="float">
            <text:p>8263,45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000C</text:p>
          </table:table-cell>
          <table:table-cell office:value-type="float" office:value="3.31364" calcext:value-type="float">
            <text:p>3,3136</text:p>
          </table:table-cell>
          <table:table-cell office:value-type="float" office:value="8592.67" calcext:value-type="float">
            <text:p>8592,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95455" calcext:value-type="float">
            <text:p>2,9546</text:p>
          </table:table-cell>
          <table:table-cell office:value-type="float" office:value="7163.36" calcext:value-type="float">
            <text:p>7163,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10961" calcext:value-type="float">
            <text:p>2,1096</text:p>
          </table:table-cell>
          <table:table-cell office:value-type="float" office:value="6864.59" calcext:value-type="float">
            <text:p>6864,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60066" calcext:value-type="float">
            <text:p>3,6007</text:p>
          </table:table-cell>
          <table:table-cell office:value-type="float" office:value="7977.89" calcext:value-type="float">
            <text:p>7977,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78645" calcext:value-type="float">
            <text:p>2,7865</text:p>
          </table:table-cell>
          <table:table-cell office:value-type="float" office:value="6779.97" calcext:value-type="float">
            <text:p>6779,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12701" calcext:value-type="float">
            <text:p>7,1270</text:p>
          </table:table-cell>
          <table:table-cell office:value-type="float" office:value="9328.72" calcext:value-type="float">
            <text:p>9328,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30157" calcext:value-type="float">
            <text:p>5,3016</text:p>
          </table:table-cell>
          <table:table-cell office:value-type="float" office:value="9095.04" calcext:value-type="float">
            <text:p>9095,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33402" calcext:value-type="float">
            <text:p>5,3340</text:p>
          </table:table-cell>
          <table:table-cell office:value-type="float" office:value="8846.7" calcext:value-type="float">
            <text:p>8846,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07746" calcext:value-type="float">
            <text:p>7,0775</text:p>
          </table:table-cell>
          <table:table-cell office:value-type="float" office:value="9920.19" calcext:value-type="float">
            <text:p>9920,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65774" calcext:value-type="float">
            <text:p>4,6577</text:p>
          </table:table-cell>
          <table:table-cell office:value-type="float" office:value="8702.84" calcext:value-type="float">
            <text:p>8702,84</text:p>
          </table:table-cell>
          <table:table-cell table:number-columns-repeated="9"/>
        </table:table-row>
        <table:table-row table:style-name="ro1">
          <table:table-cell/>
          <table:table-cell table:formula="of:=(SUM([.B78:.B87])/10)" office:value-type="float" office:value="4.426271" calcext:value-type="float">
            <text:p>4,4263</text:p>
          </table:table-cell>
          <table:table-cell table:formula="of:=(SUM([.C78:.C87])/10)" office:value-type="float" office:value="8327.197" calcext:value-type="float">
            <text:p>8327,19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5" loext:min-decimal-places="5"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6:35:17.5575689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55:29.791757289</meta:creation-date>
    <dc:date>2017-05-04T23:54:20.205864876</dc:date>
    <meta:editing-duration>PT30M15S</meta:editing-duration>
    <meta:editing-cycles>3</meta:editing-cycles>
    <meta:generator>LibreOffice/5.3.1.2$Linux_X86_64 LibreOffice_project/30m0$Build-2</meta:generator>
    <meta:document-statistic meta:table-count="1" meta:cell-count="215" meta:object-count="0"/>
  </office:meta>
</office:document-meta>
</file>